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57.18569221916" calcext:value-type="float">
            <text:p>757.18569221916</text:p>
          </table:table-cell>
        </table:table-row>
        <table:table-row table:style-name="ro1">
          <table:table-cell office:value-type="float" office:value="729.543597525388" calcext:value-type="float">
            <text:p>729.543597525388</text:p>
          </table:table-cell>
        </table:table-row>
        <table:table-row table:style-name="ro1">
          <table:table-cell office:value-type="float" office:value="752.388834549695" calcext:value-type="float">
            <text:p>752.388834549695</text:p>
          </table:table-cell>
        </table:table-row>
        <table:table-row table:style-name="ro1">
          <table:table-cell office:value-type="float" office:value="752.705977990877" calcext:value-type="float">
            <text:p>752.705977990877</text:p>
          </table:table-cell>
        </table:table-row>
        <table:table-row table:style-name="ro1">
          <table:table-cell office:value-type="float" office:value="723.573294356852" calcext:value-type="float">
            <text:p>723.573294356852</text:p>
          </table:table-cell>
        </table:table-row>
        <table:table-row table:style-name="ro1">
          <table:table-cell office:value-type="float" office:value="753.36376922961" calcext:value-type="float">
            <text:p>753.36376922961</text:p>
          </table:table-cell>
        </table:table-row>
        <table:table-row table:style-name="ro1">
          <table:table-cell office:value-type="float" office:value="730.310820285113" calcext:value-type="float">
            <text:p>730.310820285113</text:p>
          </table:table-cell>
        </table:table-row>
        <table:table-row table:style-name="ro1">
          <table:table-cell office:value-type="float" office:value="753.369444842056" calcext:value-type="float">
            <text:p>753.369444842056</text:p>
          </table:table-cell>
        </table:table-row>
        <table:table-row table:style-name="ro1">
          <table:table-cell office:value-type="float" office:value="752.864649993224" calcext:value-type="float">
            <text:p>752.864649993224</text:p>
          </table:table-cell>
        </table:table-row>
        <table:table-row table:style-name="ro1">
          <table:table-cell office:value-type="float" office:value="731.004839252036" calcext:value-type="float">
            <text:p>731.004839252036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743.631092024401" calcext:value-type="float">
            <text:p>743.6310920244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05:01.190900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18T14:05:48.219626897</dc:date>
    <dc:creator>Davide Ancona</dc:creator>
    <meta:editing-duration>PT6M25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